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GLOSSARIO</text:span></text:p>
      <text:p text:style-name="P1"><text:span text:style-name="T3"/></text:p>
      <text:list text:style-name="L2">
        <text:list-item>
          <text:p text:style-name="P2"><text:span text:style-name="T4">centro velico</text:span><text:span text:style-name="T5">→</text:span><text:span text:style-name="T6"><text:s/>luogo dove si passa un giorno di vacanza / struttura dedicata allo svolgimento delle attività offerte</text:span></text:p>
        </text:list-item>
        <text:list-item>
          <text:p text:style-name="P2"><text:span text:style-name="T6">cliente</text:span><text:span text:style-name="T7">→</text:span><text:span text:style-name="T8"><text:s/>persona che è in vacanza presso il centro velico / persona che utilizza i servizi del centro velico </text:span></text:p>
        </text:list-item>
        <text:list-item>
          <text:p text:style-name="P2"><text:span text:style-name="T8">noleggio</text:span><text:span text:style-name="T9">→</text:span><text:span text:style-name="T10"><text:s/>azione svolta per ottenere attrezzatura per svolgere un’attività presso il centro / procedura necessaria per ottenere attrezzatura</text:span></text:p>
        </text:list-item>
        <text:list-item>
          <text:p text:style-name="P2"><text:span text:style-name="T10">windsurf/barche/sup/canoe</text:span><text:span text:style-name="T11">→</text:span><text:span text:style-name="T12"><text:s/>beni materiali necessari per svolgere attività / tipologie di attrezzatura fornita </text:span></text:p>
        </text:list-item>
        <text:list-item>
          <text:p text:style-name="P2"><text:span text:style-name="T12">modulo</text:span><text:span text:style-name="T13">→</text:span><text:span text:style-name="T14"><text:s/>foglio da firmare / insieme delle informazioni e dei consensi da richiedere ad un cliente per poter usufruire dei servizi</text:span></text:p>
        </text:list-item>
        <text:list-item>
          <text:p text:style-name="P2"><text:span text:style-name="T14">attrezzatura</text:span><text:span text:style-name="T15">→</text:span><text:span text:style-name="T16"><text:s/>bene materiale necessario per svolgere attività(sinonimo windsurf barche etc..?? non sono una sottocategoria della stessa??) </text:span></text:p>
        </text:list-item>
        <text:list-item>
          <text:p text:style-name="P2"><text:span text:style-name="T16">lezione</text:span><text:span text:style-name="T17">→</text:span><text:span text:style-name="T18"><text:s/>attività tramite cui un istruttore insegna al cliente</text:span></text:p>
        </text:list-item>
        <text:list-item>
          <text:p text:style-name="P2"><text:span text:style-name="T18">giro in barca a vela</text:span><text:span text:style-name="T19">→</text:span><text:span text:style-name="T20"><text:s/>attività tramite cui in istruttore porta in giro il cliente</text:span></text:p>
        </text:list-item>
        <text:list-item>
          <text:p text:style-name="P2"><text:span text:style-name="T20">istruttore</text:span><text:span text:style-name="T21">→</text:span><text:span text:style-name="T22"><text:s/>persona responsabile dell’insegnamento all’utilizzo della barca a velo o del windsurf </text:span></text:p>
        </text:list-item>
        <text:list-item>
          <text:p text:style-name="P2"><text:span text:style-name="T22">pagamento</text:span><text:span text:style-name="T23">→</text:span><text:span text:style-name="T24"><text:s/>operazione attraverso cui un cliente compra un servizio di noleggio o un bene materiale / accede ad un servizio [...] in cambio di denaro</text:span></text:p>
        </text:list-item>
        <text:list-item>
          <text:p text:style-name="P2"><text:span text:style-name="T24">prospetto<text:s/></text:span><text:span text:style-name="T25">→</text:span><text:span text:style-name="T26"><text:s/>riassunto che permette di visualizzare gli incassi giornalieri o mensili o stagionali / insieme dei movimenti contabili su di un arco di tempo specifico (giornaliero, mensile, stagionale). </text:span></text:p>
        </text:list-item>
        <text:list-item>
          <text:p text:style-name="P2"><text:span text:style-name="T26">lettino<text:s/></text:span><text:span text:style-name="T27">→</text:span><text:span text:style-name="T28"><text:s/>bene materiale riservato al noleggio sopra cui il cliente si sdraia (ma che cazzo ahah)</text:span></text:p>
        </text:list-item>
        <text:list-item>
          <text:p text:style-name="P2"><text:span text:style-name="T28">introito/incasso/guadagno/entrate<text:s/></text:span><text:span text:style-name="T29">→</text:span><text:span text:style-name="T30"><text:s/>totale dei soldi ottenuti dal centro velico / somma del cash flow generato in un arco di tempo dai vari servizi</text:span></text:p>
        </text:list-item>
        <text:list-item>
          <text:p text:style-name="P2"><text:span text:style-name="T30">quantità<text:s/></text:span><text:span text:style-name="T31">→</text:span><text:span text:style-name="T32"><text:s/>numero di attività svolte o beni venduti (quantità di che ??)</text:span></text:p>
        </text:list-item>
        <text:list-item>
          <text:p text:style-name="P2"><text:span text:style-name="T32">voce<text:s text:c="2"/></text:span><text:span text:style-name="T33">→</text:span><text:span text:style-name="T34"><text:s/>bibita nel menù del bar / bene presente in magazzino destinato alla vendita</text:span></text:p>
        </text:list-item>
        <text:list-item>
          <text:p text:style-name="P2"><text:span text:style-name="T34">listino prezzi<text:s/></text:span><text:span text:style-name="T35">→</text:span><text:span text:style-name="T36"><text:s/>insieme delle voci disponibili ai clienti associate ad un prezzo</text:span></text:p>
        </text:list-item>
        <text:list-item>
          <text:p text:style-name="P2"><text:span text:style-name="T36">gestore/amministratore<text:s/></text:span><text:span text:style-name="T37">→</text:span><text:span text:style-name="T38"><text:s/>persona che si occupa della gestione del centro velico</text:span></text:p>
        </text:list-item>
        <text:list-item>
          <text:p text:style-name="P2"><text:span text:style-name="T38">magazzino<text:s/></text:span><text:span text:style-name="T39">→</text:span><text:span text:style-name="T40"><text:s/>locale in cui si tengono le scorte dei beni del bar </text:span></text:p>
        </text:list-item>
        <text:list-item>
          <text:p text:style-name="P2"><text:span text:style-name="T40">bar<text:s/></text:span><text:span text:style-name="T41">→</text:span><text:span text:style-name="T42"><text:s/>posto in cui si beve birra e ci si ubriaca -.- luogo in cui vengono servite le bevande</text:span></text:p>
        </text:list-item>
        <text:list-item>
          <text:p text:style-name="P2"><text:span text:style-name="T42">calendario<text:s/></text:span><text:span text:style-name="T43">→</text:span><text:span text:style-name="T44"><text:s/>elenco cronologico di attività pianificate o prenotate</text:span></text:p>
        </text:list-item>
        <text:list-item>
          <text:p text:style-name="P2"><text:span text:style-name="T44">staff<text:s/></text:span><text:span text:style-name="T45">→</text:span><text:span text:style-name="T46"><text:s/>categoria di utente con privilegi ( di poter essere istruttore e/o amministratore.??)</text:span></text:p>
        </text:list-item>
        <text:list-item>
          <text:p text:style-name="P2"><text:span text:style-name="T46">privilegi<text:s/></text:span><text:span text:style-name="T47">→</text:span><text:span text:style-name="T48"><text:s/>insieme delle attività consentite ad un utente, corrispondente al suo ruolo</text:span></text:p>
        </text:list-item>
        <text:list-item>
          <text:p text:style-name="P2"><text:span text:style-name="T48">profili<text:s/></text:span><text:span text:style-name="T49">→</text:span><text:span text:style-name="T50"><text:s/>insieme dei dati che identificano univocamente una o più persone</text:span></text:p>
        </text:list-item>
        <text:list-item>
          <text:p text:style-name="P2"><text:span text:style-name="T50">tipi di utenti<text:s/></text:span><text:span text:style-name="T51">→</text:span><text:span text:style-name="T52"><text:s/>insieme delle proprietà e degli attributi validi per un insieme di utenti</text:span></text:p>
        </text:list-item>
        <text:list-item>
          <text:p text:style-name="P2"><text:span text:style-name="T52">utenti<text:s/></text:span><text:span text:style-name="T53">→</text:span><text:span text:style-name="T54"><text:s/>profili di coloro che hanno accesso al centro velico o come lavoratori o come clienti.</text:span></text:p>
        </text:list-item>
        <text:list-item>
          <text:p text:style-name="P2"><text:span text:style-name="T54">prenotazione<text:s/></text:span><text:span text:style-name="T55">→</text:span><text:span text:style-name="T56"><text:s/>azione svolta per riservare un’attività o un’ attrezzatura per un determinato arco di tempo futuro</text:span></text:p>
        </text:list-item>
      </text:list>
      <text:p text:style-name="P3"><text:span text:style-name="T56"/></text:p>
      <text:p text:style-name="P3"><text:span text:style-name="T56"/></text:p>
      <text:p text:style-name="P3"><text:span text:style-name="T56">DOMANDONE</text:span><text:span text:style-name="T57">→</text:span><text:span text:style-name="T58"><text:s/>le cose astratte che riguardano proprio la realizzazione dell’applicazione non ci vanno nell’analisi del dominio vero?? quelle che ho lasciato vuote..</text:span></text:p>
      <text:p text:style-name="P3"><text:span text:style-name="T58">secondo me ci vanno in quanto servono ad inquadrare il contesto applicativo. Non indicano la realizzazione dell’applicazione in sè, ne descrivono il funzionamento.<text:line-break/><text:tab/><text:tab/><text:tab/><text:tab/><text:tab/><text:tab/><text:tab/><text:tab/><text:tab/><text:tab/>-il Boss.</text:span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